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4ec2a"/>
    </style:style>
    <style:style style:name="P2" style:family="paragraph" style:parent-style-name="Standard">
      <style:paragraph-properties fo:text-align="center" style:justify-single-word="false"/>
      <style:text-properties officeooo:paragraph-rsid="0014ec2a"/>
    </style:style>
    <style:style style:name="P3" style:family="paragraph" style:parent-style-name="Standard">
      <style:paragraph-properties fo:text-align="start" style:justify-single-word="false"/>
      <style:text-properties officeooo:rsid="0031cb39" officeooo:paragraph-rsid="0014ec2a"/>
    </style:style>
    <style:style style:name="P4" style:family="paragraph" style:parent-style-name="Standard">
      <style:paragraph-properties fo:text-align="start" style:justify-single-word="false"/>
      <style:text-properties officeooo:rsid="002bf23c" officeooo:paragraph-rsid="0014ec2a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31cb39" officeooo:paragraph-rsid="0014ec2a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bf23c" officeooo:paragraph-rsid="0014ec2a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4ec2a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e4c30"/>
    </style:style>
    <style:style style:name="T3" style:family="text">
      <style:text-properties officeooo:rsid="001dc388"/>
    </style:style>
    <style:style style:name="T4" style:family="text">
      <style:text-properties officeooo:rsid="0028b65e"/>
    </style:style>
    <style:style style:name="T5" style:family="text">
      <style:text-properties officeooo:rsid="002e4c30"/>
    </style:style>
    <style:style style:name="T6" style:family="text">
      <style:text-properties style:font-name="Standard Symbols L" officeooo:rsid="002e4c30"/>
    </style:style>
    <style:style style:name="T7" style:family="text">
      <style:text-properties officeooo:rsid="0014ec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8.06" style:data-style-name="N0">8.06</text:variable-set>: <text:span text:style-name="T3">Torque and Angular Momentum</text:span></text:p>
      <text:p text:style-name="P2"/>
      <text:list xml:id="list8716499855197359448" text:style-name="L1">
        <text:list-item>
          <text:p text:style-name="P5">A bicycle is placed upside down during a <text:span text:style-name="T4">maintenance</text:span> check. <text:s/>The front wheel (m=1.3 kg) is allowed to spin at a rate of <text:span text:style-name="T7">7</text:span> revolutions per second. <text:s/>The wheel has a radius of 0.33 m. <text:s/>The brake is then applied to the wheel, and the wheel comes to a stop in 2.5 seconds. <text:s/>What is the torque that was applied to the wheel. <text:s/>(assume the wheel is a hoop or ring and the mass of the spokes is negligible.)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40516319500083" text:continue-numbering="true" text:style-name="L1">
        <text:list-item>
          <text:p text:style-name="P6"><text:s/><text:span text:style-name="T5">A 30 m long hose is initially spooled around a reel that is initially at rest. <text:s/>The moment of inertia of the reel is 0.44 kg m</text:span><text:span text:style-name="T2">2</text:span><text:span text:style-name="T5">. <text:s/>Its radius is 0.16 m. <text:s/>When the reel is turning, a frictional torque of magnitude 3.4 m</text:span><text:span text:style-name="T6">´</text:span><text:span text:style-name="T5">N acts on the wheel. <text:s/>If the hose is pulled so that the tension in the hose is a constant 25N, how long does it take to unwind the hose from the reel?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40516187923015" text:continue-numbering="true" text:style-name="L1">
        <text:list-item>
          <text:p text:style-name="P6">A <text:span text:style-name="T7">9</text:span>5 kg man stands on a 5 meter long platform suspended by one cable at each end. <text:s/>He is 2 meters from the left side. <text:s/>The mass of the platform is 1<text:span text:style-name="T7">5</text:span> kg. <text:s/>The cable on the right side of the platform breaks. <text:s/></text:p>
          <text:list>
            <text:list-item>
              <text:p text:style-name="P6">Calculate the angular acceleration of the platform. <text:s/>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40515622698363" text:continue-numbering="true" text:style-name="L1">
        <text:list-item>
          <text:list>
            <text:list-item>
              <text:p text:style-name="P6">If the man can catch the platform when it has rotated 45 degrees, what is the time he has to react?</text:p>
            </text:list-item>
          </text:list>
        </text:list-item>
      </text:list>
      <text:p text:style-name="P4"/>
      <text:list xml:id="list140515083086537" text:continue-numbering="true" text:style-name="L1">
        <text:list-item>
          <text:list>
            <text:list-header>
              <text:p text:style-name="P6"/>
            </text:list-header>
          </text:list>
        </text:list-item>
      </text:list>
      <text:p text:style-name="P4"/>
      <text:p text:style-name="P4"/>
      <text:p text:style-name="P4"/>
      <text:p text:style-name="P1"/>
      <text:list xml:id="list140515047819385" text:continue-numbering="true" text:style-name="L1">
        <text:list-item>
          <text:p text:style-name="P7"><text:soft-page-break/>The mass of the earth is 5.974 x 10<text:span text:style-name="T1">24</text:span> kilograms. <text:s/>Its radius is 6.387 x 10<text:span text:style-name="T1">6</text:span> m. <text:s/>The moment of inertia for a solid sphere is given by <draw:frame draw:style-name="fr3" draw:name="Object1" text:anchor-type="as-char" svg:width="0.7008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. <text:s/>The earth rotates once every 24 hours. <text:s/></text:p>
          <text:list>
            <text:list-item>
              <text:p text:style-name="P7">What is the rotational velocity of the earth (in radians per second)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40516201367535" text:continue-numbering="true" text:style-name="L1">
        <text:list-item>
          <text:list>
            <text:list-item>
              <text:p text:style-name="P7">What is the Moment of Inertia of the earth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40515239588310" text:continue-numbering="true" text:style-name="L1">
        <text:list-item>
          <text:list>
            <text:list-item>
              <text:p text:style-name="P7">What is the rotational kinetic energy of the earth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140514630214770" text:continue-numbering="true" text:style-name="L1">
        <text:list-item>
          <text:p text:style-name="P7">The moon orbits the earth approximately once every 28 days. <text:s text:c="2"/>Its mass is 7.36 x 10<text:span text:style-name="T1">22</text:span> kg, and its orbit is in the same direction as the earth's rotation.</text:p>
          <text:list>
            <text:list-item>
              <text:p text:style-name="P7">What is the orbital radius of the moon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140516159371280" text:continue-numbering="true" text:style-name="L1">
        <text:list-item>
          <text:list>
            <text:list-item>
              <text:p text:style-name="P7">What is the total angular momentum of the earth-moon system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140515446907179" text:continue-numbering="true" text:style-name="L1">
        <text:list-item>
          <text:list>
            <text:list-item>
              <text:p text:style-name="P7">The moon is moving away from the earth at 0.038 meters per year. <text:s/>How far will the moon be from the earth after 1 Billion years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40514710041058" text:continue-numbering="true" text:style-name="L1">
        <text:list-item>
          <text:list>
            <text:list-item>
              <text:p text:style-name="P7">Use the law of conservation of angular momentum to calculate the length of a day on earth 1 billion years from now.</text:p>
            </text:list-item>
          </text:list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4"><draw:image xlink:href="Pictures/10000201000000EF000001006055DAA5.png" xlink:type="simple" xlink:show="embed" xlink:actuate="onLoad"/></draw:frame> <text:s text:c="20"/>Name:<text:tab/><text:tab/><text:date style:data-style-name="N37" text:date-value="2016-08-19T14:05:14.145483705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47:46.920487991</meta:creation-date>
    <meta:editing-duration>PT3M22S</meta:editing-duration>
    <meta:editing-cycles>3</meta:editing-cycles>
    <meta:generator>LibreOffice/4.3.7.2$Linux_X86_64 LibreOffice_project/430$Build-2</meta:generator>
    <dc:date>2016-08-19T14:05:14.055772659</dc:date>
    <meta:document-statistic meta:table-count="0" meta:image-count="2" meta:object-count="1" meta:page-count="2" meta:paragraph-count="17" meta:word-count="416" meta:character-count="2115" meta:non-whitespace-character-count="1671"/>
  </office:meta>
</office:document-meta>
</file>

<file path=Object 1/content.xml><?xml version="1.0" encoding="utf-8"?>
<math xmlns="http://www.w3.org/1998/Math/MathML">
  <semantics>
    <mrow>
      <mrow>
        <mi>I</mi>
        <mo stretchy="false">=</mo>
        <mfrac>
          <mn>2</mn>
          <mn>5</mn>
        </mfrac>
      </mrow>
      <mi>m</mi>
      <msup>
        <mi>r</mi>
        <mn>2</mn>
      </msup>
    </mrow>
    <annotation encoding="StarMath 5.0">I = {2 over 5} m r^2</annotation>
  </semantics>
</math>
</file>